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align="center" fo:text-indent="0cm"/>
      <style:text-properties fo:color="#ffffff" style:font-name="Arial Black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align="center" fo:text-indent="0cm" style:text-autospace="none"/>
      <style:text-properties style:font-name="Arial Black1" fo:font-size="48pt" style:font-size-asian="48pt" style:font-size-complex="48pt"/>
    </style:style>
    <style:style style:name="P5" style:family="paragraph">
      <style:paragraph-properties fo:margin-left="0cm" fo:margin-right="0cm" fo:text-align="center" fo:text-indent="0cm"/>
      <style:text-properties fo:color="#ffffff" style:font-name="Arial Black1" fo:font-size="48pt" fo:font-style="normal" fo:font-weight="bold" style:font-size-asian="48pt" style:font-size-complex="4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style:font-name="Arial Black1" fo:font-size="48pt" style:font-size-asian="48pt" style:font-size-complex="48pt"/>
    </style:style>
    <style:style style:name="P8" style:family="paragraph">
      <style:paragraph-properties fo:margin-left="0cm" fo:margin-right="0cm" fo:text-align="center" fo:text-indent="0cm"/>
      <style:text-properties style:font-name="Arial Black1" fo:font-size="48pt" style:font-size-asian="48pt" style:font-size-complex="48pt"/>
    </style:style>
    <style:style style:name="T1" style:family="text">
      <style:text-properties fo:color="#ffffff" style:font-name="Arial Black" fo:font-size="48pt" fo:font-style="normal" fo:font-weight="bold" style:font-size-asian="48pt" style:font-size-complex="48pt"/>
    </style:style>
    <style:style style:name="T2" style:family="text">
      <style:text-properties fo:color="#ffffff" style:font-name="Arial Black1" fo:font-size="48pt" fo:font-style="normal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ój Jezus</text:span><text:span text:style-name="T1"><text:line-break/></text:span><text:span text:style-name="T1">Królem królów jest,</text:span><text:span text:style-name="T1"><text:line-break/></text:span><text:span text:style-name="T1">mój Jezus</text:span><text:span text:style-name="T1"><text:line-break/></text:span><text:span text:style-name="T1">władać będzie wciąż,</text:span><text:span text:style-name="T1"><text:line-break/></text:span><text:span text:style-name="T1">Królestwo Jego wiecznie trwa,</text:span><text:span text:style-name="T1"><text:line-break/></text:span><text:span text:style-name="T1">On zbawił duszę mą</text:span><text:span text:style-name="T1"><text:line-break/></text:span><text:span text:style-name="T1">i teraz we mnie mieszka ju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1. On dał mi</text:span><text:span text:style-name="T2"><text:line-break/></text:span><text:span text:style-name="T2">całkiem nowe życie.</text:span><text:span text:style-name="T2"><text:line-break/></text:span><text:span text:style-name="T2">Uczynił mnie</text:span><text:span text:style-name="T2"><text:line-break/></text:span><text:span text:style-name="T2">dzieckiem światłości.</text:span><text:span text:style-name="T2"><text:line-break/></text:span><text:span text:style-name="T2">Dziedzictwem Swym</text:span><text:span text:style-name="T2"><text:line-break/></text:span><text:span text:style-name="T2">obdarzył mnie,</text:span><text:span text:style-name="T2"><text:line-break/></text:span><text:span text:style-name="T2">bo umiłował mnie</text:span><text:span text:style-name="T2"><text:line-break/></text:span><text:span text:style-name="T2">mój Ojciec -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7"><text:span text:style-name="T2">ref. Mój Jezus</text:span><text:span text:style-name="T2"><text:line-break/></text:span><text:span text:style-name="T2">Królem królów jest,</text:span><text:span text:style-name="T2"><text:line-break/></text:span><text:span text:style-name="T2">mój Jezus</text:span><text:span text:style-name="T2"><text:line-break/></text:span><text:span text:style-name="T2">władać będzie wciąż,</text:span><text:span text:style-name="T2"><text:line-break/></text:span><text:span text:style-name="T2">Królestwo Jego wiecznie trwa,</text:span><text:span text:style-name="T2"><text:line-break/></text:span><text:span text:style-name="T2">On zbawił duszę mą</text:span><text:span text:style-name="T2"><text:line-break/></text:span><text:span text:style-name="T2">i teraz we mnie mieszka ju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8"><text:span text:style-name="T2">2. On wziął</text:span><text:span text:style-name="T2"><text:line-break/></text:span><text:span text:style-name="T2">na siebie moje winy,</text:span><text:span text:style-name="T2"><text:line-break/></text:span><text:span text:style-name="T2">On wyrwał mnie</text:span><text:span text:style-name="T2"><text:line-break/></text:span><text:span text:style-name="T2">z królestwa ciemności,</text:span><text:span text:style-name="T2"><text:line-break/></text:span><text:span text:style-name="T2">choroby wszystkie</text:span><text:span text:style-name="T2"><text:line-break/></text:span><text:span text:style-name="T2">wziął na siebie</text:span><text:span text:style-name="T2"><text:line-break/></text:span><text:span text:style-name="T2">i już nie muszę się niczego ba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7"><text:span text:style-name="T2">ref. Mój Jezus</text:span><text:span text:style-name="T2"><text:line-break/></text:span><text:span text:style-name="T2">Królem królów jest,</text:span><text:span text:style-name="T2"><text:line-break/></text:span><text:span text:style-name="T2">mój Jezus</text:span><text:span text:style-name="T2"><text:line-break/></text:span><text:span text:style-name="T2">władać będzie wciąż,</text:span><text:span text:style-name="T2"><text:line-break/></text:span><text:span text:style-name="T2">Królestwo Jego wiecznie trwa,</text:span><text:span text:style-name="T2"><text:line-break/></text:span><text:span text:style-name="T2">On zbawił duszę mą</text:span><text:span text:style-name="T2"><text:line-break/></text:span><text:span text:style-name="T2">i teraz we mnie mieszka ju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Zwrotka" style:family="graphic">
      <style:paragraph-properties fo:margin-left="0.884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6-07-18T22:50:24.513000000</dc:date>
    <dc:language>pl-PL</dc:language>
    <meta:editing-cycles>11</meta:editing-cycles>
    <meta:editing-duration>PT58M40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